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xecClient.rexec( String username , String password ,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Client.disconn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xecClient.getError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Client.setRemoteVerificationEnabled( boolean e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Client.RExec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xecClien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Client.rexec( String username , String password , String command , boolean separateErrorStrea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xecClien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Client._createError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xecClient.isRemoteVerificatio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